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middle" fo:background-color="#fde9a9" fo:padding="0.097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Header">
      <style:text-properties officeooo:rsid="000cc666" officeooo:paragraph-rsid="000cc666"/>
    </style:style>
    <style:style style:name="P2" style:family="paragraph" style:parent-style-name="Standard">
      <style:text-properties officeooo:rsid="000cc666" officeooo:paragraph-rsid="000cc666"/>
    </style:style>
    <style:style style:name="P3" style:family="paragraph" style:parent-style-name="Table_20_Contents">
      <style:text-properties officeooo:rsid="000cc666" officeooo:paragraph-rsid="000cc666"/>
    </style:style>
    <style:style style:name="P4" style:family="paragraph" style:parent-style-name="Table_20_Contents">
      <style:paragraph-properties fo:text-align="center" style:justify-single-word="false"/>
      <style:text-properties officeooo:rsid="000cc666" officeooo:paragraph-rsid="000cc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extP {d.textP:color(p)} textP</text:p>
      <text:p text:style-name="P2">highlightP {d.highlightP:color(p, highlight)} highlightP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textP {d.textP:color(p)} textP</text:p>
            <text:p text:style-name="P3">other</text:p>
          </table:table-cell>
          <table:table-cell table:style-name="Table1.A1" office:value-type="string">
            <text:p text:style-name="P3">aaaaa</text:p>
          </table:table-cell>
          <table:table-cell table:style-name="Table1.C1" office:value-type="string">
            <text:p text:style-name="P3">aaa</text:p>
          </table:table-cell>
        </table:table-row>
        <table:table-row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textCell {d.textCell:color(cell)} <text:s/>textCell</text:p>
            <text:p text:style-name="P3">other</text:p>
          </table:table-cell>
          <table:table-cell table:style-name="Table1.C2" office:value-type="string">
            <text:p text:style-name="P3">a</text:p>
          </table:table-cell>
        </table:table-row>
        <table:table-row>
          <table:table-cell table:style-name="Table1.A2" office:value-type="string">
            <text:p text:style-name="P3">textRowText</text:p>
          </table:table-cell>
          <table:table-cell table:style-name="Table1.B3" office:value-type="string">
            <text:p text:style-name="P4">cellBack {d.cellBack:color(cell, background)} <text:s/>cellBack</text:p>
            <text:p text:style-name="P4">other</text:p>
          </table:table-cell>
          <table:table-cell table:style-name="Table1.C2" office:value-type="string">
            <text:p text:style-name="P3">{d.rowBack:color(row, background)}</text:p>
            <text:p text:style-name="P3">cellText {d.cellText:color(cell, text)} </text:p>
            <text:p text:style-name="P3">rowText {d.rowText:color(row)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c666" officeooo:paragraph-rsid="000cc6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aderText {d.headerText:color(p)} <text:s/>headerText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2:42:51.221507328</meta:creation-date>
    <dc:date>2024-01-22T15:43:48.927108694</dc:date>
    <meta:editing-duration>P1DT20H9M34S</meta:editing-duration>
    <meta:editing-cycles>7</meta:editing-cycles>
    <meta:generator>LibreOffice/24.2.0.2$MacOSX_X86_64 LibreOffice_project/b1fd3a6f0759c6f806568e15c957f97194bbec8f</meta:generator>
    <meta:document-statistic meta:table-count="1" meta:image-count="0" meta:object-count="0" meta:page-count="1" meta:paragraph-count="17" meta:word-count="35" meta:character-count="400" meta:non-whitespace-character-count="378"/>
  </office:meta>
</office:document-meta>
</file>